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我可以變更付款方式嗎？</text:p>
          </table:table-cell>
          <table:table-cell table:style-name="ce1" office:value-type="string" calcext:value-type="string">
            <text:p>付款及訂購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使用信用卡付款，需要注意哪些？</text:p>
          </table:table-cell>
          <table:table-cell table:style-name="ce1" office:value-type="string" calcext:value-type="string">
            <text:p>付款及訂購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使用ATM轉帳需要注意哪些？</text:p>
          </table:table-cell>
          <table:table-cell table:style-name="ce1" office:value-type="string" calcext:value-type="string">
            <text:p>付款及訂購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為什麼收不到訂單確認函？</text:p>
          </table:table-cell>
          <table:table-cell table:style-name="ce1" office:value-type="string" calcext:value-type="string">
            <text:p>付款及訂購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我可以將商品寄到台灣以外的地區嗎？</text:p>
          </table:table-cell>
          <table:table-cell table:style-name="ce1" office:value-type="string" calcext:value-type="string">
            <text:p>付款及訂購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可以指定送貨地點嗎？</text:p>
          </table:table-cell>
          <table:table-cell table:style-name="ce1" office:value-type="string" calcext:value-type="string">
            <text:p>送貨及退換貨相關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請問下了訂單後大約何時會收到商品？</text:p>
          </table:table-cell>
          <table:table-cell table:style-name="ce1" office:value-type="string" calcext:value-type="string">
            <text:p>送貨及退換貨相關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假若我遲遲未收到商品怎麼辦？</text:p>
          </table:table-cell>
          <table:table-cell table:style-name="ce1" office:value-type="string" calcext:value-type="string">
            <text:p>送貨及退換貨相關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如果我所收到的貨品有瑕疵、顏色或尺寸不合該如何是好？</text:p>
          </table:table-cell>
          <table:table-cell table:style-name="ce1" office:value-type="string" calcext:value-type="string">
            <text:p>送貨及退換貨相關問題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我要何時能收到退款？</text:p>
          </table:table-cell>
          <table:table-cell table:style-name="ce1" office:value-type="string" calcext:value-type="string">
            <text:p>送貨及退換貨相關問題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